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Cerca ofertes d'ocupació pública relacionades amb el teu sector professional a les pàgines web que en Jaume indica a en Pere.</text:p>
      <text:list xml:id="list7417782123067022654" text:style-name="L1">
        <text:list-item>
          <text:p text:style-name="P2">Quins requisits demanen? Els compleixes? Què has de millorar?</text:p>
          <text:p text:style-name="P4">Titulació pertinent, nacionalitat, edat, estar habilitat. Els requisits que demanen per entrar a les oposicions els tinc, faltaria el coneixement sobre el que va l'oposició en qüestió a la que hem presentaria.</text:p>
        </text:list-item>
      </text:list>
      <text:p text:style-name="P3"/>
      <text:list xml:id="list40549687" text:continue-numbering="true" text:style-name="L1">
        <text:list-item>
          <text:p text:style-name="P2">Quin és el temari? Podries elaborar tu sol els temes o et convindria l'ajuda d'algú? Venen llibres amb el temari o els exercicis habituals d'aquestes convocatòries? Investiga sobre això.</text:p>
        </text:list-item>
      </text:list>
      <text:p text:style-name="P3"><text:tab/>El temari depèn de l'oposició. Els temes els podria elaborar jo sol si tinc a <text:tab/>disposició la informació que entraria als exàmens.</text:p>
      <text:p text:style-name="P1"/>
      <text:list xml:id="list40550066" text:continue-numbering="true" text:style-name="L1">
        <text:list-item>
          <text:p text:style-name="P2">Amb quina freqüència es convoquen aquestes oposicions?</text:p>
          <text:p text:style-name="P4">Depèn de l'oposició, però anualment es fan públiques les llistes on diu quins llocs son els demandats per l'est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AWS1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1-18T20:14:14.99</meta:creation-date>
    <meta:document-statistic meta:table-count="1" meta:image-count="0" meta:object-count="0" meta:page-count="1" meta:paragraph-count="9" meta:word-count="150" meta:character-count="926"/>
    <dc:date>2021-01-18T20:31:18.24</dc:date>
    <dc:creator>Carlos Guillermo Valenzuela García</dc:creator>
    <meta:editing-duration>PT1M36S</meta:editing-duration>
    <meta:editing-cycles>1</meta:editing-cycles>
    <meta:generator>OpenOffice/4.1.3$Win32 OpenOffice.org_project/413m1$Build-9783</meta:generator>
  </office:meta>
</office:document-meta>
</file>